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976b" officeooo:paragraph-rsid="000097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dfdf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09:30:44.980000000</meta:creation-date>
    <meta:generator>LibreOffice/24.2.0.3$Windows_X86_64 LibreOffice_project/da48488a73ddd66ea24cf16bbc4f7b9c08e9bea1</meta:generator>
    <dc:date>2024-06-18T09:31:19.839000000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</office:meta>
</office:document-meta>
</file>